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332" officeooo:paragraph-rsid="00068332"/>
    </style:style>
    <style:style style:name="P2" style:family="paragraph" style:parent-style-name="Standard">
      <style:text-properties officeooo:rsid="00068332" officeooo:paragraph-rsid="000941e2"/>
    </style:style>
    <style:style style:name="P3" style:family="paragraph" style:parent-style-name="Standard">
      <style:text-properties officeooo:rsid="00068332" officeooo:paragraph-rsid="000f93ff"/>
    </style:style>
    <style:style style:name="P4" style:family="paragraph" style:parent-style-name="Standard">
      <style:text-properties officeooo:rsid="000941e2" officeooo:paragraph-rsid="00068332"/>
    </style:style>
    <style:style style:name="P5" style:family="paragraph" style:parent-style-name="Standard">
      <style:text-properties officeooo:rsid="000941e2" officeooo:paragraph-rsid="000941e2"/>
    </style:style>
    <style:style style:name="P6" style:family="paragraph" style:parent-style-name="Standard">
      <style:text-properties officeooo:rsid="000b842c" officeooo:paragraph-rsid="000b842c"/>
    </style:style>
    <style:style style:name="P7" style:family="paragraph" style:parent-style-name="Standard">
      <style:text-properties officeooo:rsid="000b842c" officeooo:paragraph-rsid="00157086"/>
    </style:style>
    <style:style style:name="P8" style:family="paragraph" style:parent-style-name="Standard">
      <style:text-properties officeooo:rsid="000dfe86" officeooo:paragraph-rsid="00129543"/>
    </style:style>
    <style:style style:name="P9" style:family="paragraph" style:parent-style-name="Standard">
      <style:text-properties officeooo:rsid="00129543" officeooo:paragraph-rsid="000f93ff"/>
    </style:style>
    <style:style style:name="T1" style:family="text">
      <style:text-properties officeooo:rsid="00085258"/>
    </style:style>
    <style:style style:name="T2" style:family="text">
      <style:text-properties officeooo:rsid="000941e2"/>
    </style:style>
    <style:style style:name="T3" style:family="text">
      <style:text-properties officeooo:rsid="000b842c"/>
    </style:style>
    <style:style style:name="T4" style:family="text">
      <style:text-properties officeooo:rsid="00129543"/>
    </style:style>
    <style:style style:name="T5" style:family="text">
      <style:text-properties officeooo:rsid="00157086"/>
    </style:style>
    <style:style style:name="T6" style:family="text">
      <style:text-properties officeooo:rsid="001707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Statut et mission de l’auditeur au sein du Parlement Européen</text:p>
      <text:p text:style-name="P1"/>
      <text:p text:style-name="P1">-<text:span text:style-name="T1">Note de cadrage</text:span></text:p>
      <text:p text:style-name="P1">-<text:span text:style-name="T1">Des exigences métier au CDCF</text:span></text:p>
      <text:p text:style-name="P6">(Fonctions principales et contraintes)</text:p>
      <text:p text:style-name="P7">(Repréciser le besoins en terme d’actualité des pages)</text:p>
      <text:p text:style-name="P7"/>
      <text:p text:style-name="P3">- <text:span text:style-name="T2">Contraintes techniques (PE &amp; Amazon aws)</text:span></text:p>
      <text:p text:style-name="P3">- <text:span text:style-name="T5">Recherche &amp; Analyse</text:span></text:p>
      <text:p text:style-name="P1">– <text:span text:style-name="T3">Etats de l’art</text:span></text:p>
      <text:p text:style-name="P1">– <text:span text:style-name="T5">POCs =&gt; Premières Reprécisions des besoins et des contraintes techniques</text:span></text:p>
      <text:p text:style-name="P1">– <text:span text:style-name="T5">Choix des solutions</text:span></text:p>
      <text:p text:style-name="P1"/>
      <text:p text:style-name="P3">-<text:span text:style-name="T3">Planification</text:span></text:p>
      <text:p text:style-name="P3"><text:span text:style-name="T3">- (workflow alsa / astra)</text:span></text:p>
      <text:p text:style-name="P3"/>
      <text:p text:style-name="P3"><text:span text:style-name="T3">- Réalisation</text:span></text:p>
      <text:p text:style-name="P3">– <text:span text:style-name="T6">Développement et validation incrémentale =&gt; boucle de rétro-action (non académique =&gt; A justifier absolument par l’exemple)</text:span></text:p>
      <text:p text:style-name="P8">(<text:span text:style-name="T4">LE BOUSIN : </text:span>Détails des problématiques et justification des choix)</text:p>
      <text:p text:style-name="P9"/>
      <text:p text:style-name="P3"><text:span text:style-name="T3">- Suivi des tâches</text:span></text:p>
      <text:p text:style-name="P4"/>
      <text:p text:style-name="P5">- <text:span text:style-name="T3">Intégration continue</text:span></text:p>
      <text:p text:style-name="P5">- <text:span text:style-name="T3">Validation utilisateur</text:span></text:p>
      <text:p text:style-name="P2">- <text:span text:style-name="T3">Formation utlisateu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5:57:38.434887348</meta:creation-date>
    <meta:generator>LibreOffice/5.1.6.2$Linux_X86_64 LibreOffice_project/10m0$Build-2</meta:generator>
    <dc:date>2017-11-27T16:59:34.578930029</dc:date>
    <meta:editing-duration>P5DT11H9M11S</meta:editing-duration>
    <meta:editing-cycles>9</meta:editing-cycles>
    <meta:document-statistic meta:table-count="0" meta:image-count="0" meta:object-count="0" meta:page-count="1" meta:paragraph-count="19" meta:word-count="105" meta:character-count="705" meta:non-whitespace-character-count="615"/>
  </office:meta>
</office:document-meta>
</file>